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Ultrafine_20_Dashed" draw:fill="solid" draw:fill-color="#ff0000" draw:opacity="25%" draw:textarea-horizontal-align="justify" draw:textarea-vertical-align="middle" draw:auto-grow-height="false" draw:shadow-opacity="25%"/>
    </style:style>
    <style:style style:name="gr7" style:family="graphic" style:parent-style-name="standard">
      <style:graphic-properties draw:stroke="dash" draw:stroke-dash="Ultrafine_20_Dashed" draw:fill="solid" draw:fill-color="#00ff00" draw:opacity="25%" draw:textarea-horizontal-align="justify" draw:textarea-vertical-align="middle" draw:auto-grow-height="false" draw:shadow-opacity="25%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Dashed" draw:fill="solid" draw:fill-color="#ffff00" draw:opacity="25%" draw:textarea-horizontal-align="justify" draw:textarea-vertical-align="middle" draw:auto-grow-height="false" draw:shadow-opacity="25%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draw:fit-to-size="false" fo:min-height="0.808cm" fo:min-width="1.9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P4" style:family="paragraph">
      <style:text-properties fo:font-size="13pt" fo:font-style="italic" style:font-size-asian="13pt" style:font-style-asian="italic" style:font-size-complex="13pt" style:font-style-complex="italic"/>
    </style:style>
    <style:style style:name="P5" style:family="paragraph">
      <style:paragraph-properties fo:text-align="center"/>
      <style:text-properties fo:color="#ffffff" fo:font-size="13pt" fo:font-weight="normal" style:font-size-asian="13pt" style:font-weight-asian="normal" style:font-size-complex="13pt" style:font-weight-complex="normal"/>
    </style:style>
    <style:style style:name="P6" style:family="paragraph"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>
      <style:text-properties fo:font-size="13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3pt"/>
    </style:style>
    <style:style style:name="P10" style:family="paragraph">
      <style:text-properties fo:font-size="8pt" style:font-size-asian="8pt" style:font-size-complex="8pt"/>
    </style:style>
    <style:style style:name="P11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style="italic" style:font-size-asian="13pt" style:font-style-asian="italic" style:font-size-complex="13pt" style:font-style-complex="italic"/>
    </style:style>
    <style:style style:name="T4" style:family="text">
      <style:text-properties fo:color="#ffffff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3cm" svg:y1="3cm" svg:x2="3cm" svg:y2="8cm">
          <text:p/>
        </draw:line>
        <draw:line draw:style-name="gr2" draw:text-style-name="P1" draw:layer="layout" svg:x1="3cm" svg:y1="8cm" svg:x2="11cm" svg:y2="8cm">
          <text:p/>
        </draw:line>
        <draw:custom-shape draw:style-name="gr3" draw:text-style-name="P2" draw:layer="layout" svg:width="5cm" svg:height="1cm" svg:x="3cm" svg:y="6cm">
          <text:p text:style-name="P1"><text:span text:style-name="T1">Reader: /foo/ba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cm" svg:x="3.5cm" svg:y="4cm">
          <text:p text:style-name="P1"><text:span text:style-name="T2">Writer: /foo/blue/apple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361cm" svg:height="0.759cm" svg:x="9.616cm" svg:y="8.2cm">
          <draw:text-box>
            <text:p><text:span text:style-name="T3">time</text:span></text:p>
          </draw:text-box>
        </draw:frame>
        <draw:frame draw:style-name="gr5" draw:text-style-name="P4" draw:layer="layout" svg:width="1.823cm" svg:height="0.759cm" draw:transform="rotate (1.5707963267946) translate (1.951cm 6.293cm)">
          <draw:text-box>
            <text:p><text:span text:style-name="T3">scripts</text:span></text:p>
          </draw:text-box>
        </draw:frame>
        <draw:frame draw:style-name="gr5" draw:text-style-name="P4" draw:layer="layout" svg:width="0.756cm" svg:height="0.759cm" draw:transform="rotate (1.5707963267946) translate (2.352cm 6.894cm)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3cm 4.894cm)">
          <draw:text-box>
            <text:p><text:span text:style-name="T3">2</text:span></text:p>
          </draw:text-box>
        </draw:frame>
        <draw:frame draw:style-name="gr5" draw:layer="layout" svg:width="4.376cm" svg:height="0.963cm" svg:x="3cm" svg:y="1.3cm">
          <draw:text-box>
            <text:p>Use case 15a</text:p>
          </draw:text-box>
        </draw:frame>
      </draw:page>
      <draw:page draw:name="page2" draw:style-name="dp1" draw:master-page-name="Predefinito">
        <draw:line draw:style-name="gr1" draw:text-style-name="P1" draw:layer="layout" svg:x1="3.001cm" svg:y1="3.001cm" svg:x2="3.001cm" svg:y2="8.001cm">
          <text:p/>
        </draw:line>
        <draw:line draw:style-name="gr2" draw:text-style-name="P1" draw:layer="layout" svg:x1="3.001cm" svg:y1="8.001cm" svg:x2="14cm" svg:y2="8cm">
          <text:p/>
        </draw:line>
        <draw:custom-shape draw:style-name="gr3" draw:text-style-name="P2" draw:layer="layout" svg:width="4.999cm" svg:height="1cm" svg:x="3.001cm" svg:y="6.001cm">
          <text:p text:style-name="P1"><text:span text:style-name="T1">Reader: /foo/ba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cm" svg:x="8cm" svg:y="4cm">
          <text:p text:style-name="P1"><text:span text:style-name="T2">Writer: /foo/bar/apple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361cm" svg:height="0.759cm" svg:x="12cm" svg:y="8.2cm">
          <draw:text-box>
            <text:p><text:span text:style-name="T3">time</text:span></text:p>
          </draw:text-box>
        </draw:frame>
        <draw:frame draw:style-name="gr5" draw:text-style-name="P4" draw:layer="layout" svg:width="1.823cm" svg:height="0.759cm" draw:transform="rotate (1.5707963267946) translate (1.952cm 6.294cm)">
          <draw:text-box>
            <text:p><text:span text:style-name="T3">scripts</text:span></text:p>
          </draw:text-box>
        </draw:frame>
        <draw:frame draw:style-name="gr5" draw:text-style-name="P4" draw:layer="layout" svg:width="0.756cm" svg:height="0.759cm" draw:transform="rotate (1.5707963267946) translate (2.353cm 6.895cm)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4cm 4.895cm)">
          <draw:text-box>
            <text:p><text:span text:style-name="T3">2</text:span></text:p>
          </draw:text-box>
        </draw:frame>
        <draw:frame draw:style-name="gr5" draw:layer="layout" svg:width="4.376cm" svg:height="0.963cm" svg:x="3.001cm" svg:y="1.301cm">
          <draw:text-box>
            <text:p>Use case 15b</text:p>
          </draw:text-box>
        </draw:frame>
        <draw:custom-shape draw:style-name="gr6" draw:text-style-name="P5" draw:layer="layout" svg:width="4.5cm" svg:height="1cm" svg:x="3.5cm" svg:y="4.001cm">
          <text:p text:style-name="P1"><text:span text:style-name="T4">Writer: /foo/bar/apple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678cm" svg:height="0.759cm" svg:x="4.5cm" svg:y="3.4cm">
          <draw:text-box>
            <text:p><text:span text:style-name="T3">wait time...</text:span></text:p>
          </draw:text-box>
        </draw:frame>
        <draw:line draw:style-name="gr1" draw:text-style-name="P1" draw:layer="layout" svg:x1="3.001cm" svg:y1="9.002cm" svg:x2="3.001cm" svg:y2="14.002cm">
          <text:p/>
        </draw:line>
        <draw:line draw:style-name="gr2" draw:text-style-name="P1" draw:layer="layout" svg:x1="3.001cm" svg:y1="14.002cm" svg:x2="14cm" svg:y2="14cm">
          <text:p/>
        </draw:line>
        <draw:custom-shape draw:style-name="gr3" draw:text-style-name="P2" draw:layer="layout" svg:width="5cm" svg:height="1cm" svg:x="8cm" svg:y="12cm">
          <text:p text:style-name="P1"><text:span text:style-name="T1">Reader: /foo/ba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cm" svg:x="3cm" svg:y="10cm">
          <text:p text:style-name="P1"><text:span text:style-name="T2">Writer: /foo/bar/apple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361cm" svg:height="0.759cm" svg:x="12cm" svg:y="14.2cm">
          <draw:text-box>
            <text:p><text:span text:style-name="T3">time</text:span></text:p>
          </draw:text-box>
        </draw:frame>
        <draw:frame draw:style-name="gr5" draw:text-style-name="P4" draw:layer="layout" svg:width="1.823cm" svg:height="0.759cm" draw:transform="rotate (1.5707963267946) translate (1.952cm 12.295cm)">
          <draw:text-box>
            <text:p><text:span text:style-name="T3">scripts</text:span></text:p>
          </draw:text-box>
        </draw:frame>
        <draw:frame draw:style-name="gr5" draw:text-style-name="P4" draw:layer="layout" svg:width="0.756cm" svg:height="0.759cm" draw:transform="rotate (1.5707963267946) translate (2.353cm 12.896cm)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4cm 10.896cm)">
          <draw:text-box>
            <text:p><text:span text:style-name="T3">2</text:span></text:p>
          </draw:text-box>
        </draw:frame>
        <draw:frame draw:style-name="gr5" draw:text-style-name="P4" draw:layer="layout" svg:width="2.678cm" svg:height="0.759cm" svg:x="4.5cm" svg:y="11.4cm">
          <draw:text-box>
            <text:p><text:span text:style-name="T3">wait time...</text:span></text:p>
          </draw:text-box>
        </draw:frame>
        <draw:custom-shape draw:style-name="gr7" draw:text-style-name="P6" draw:layer="layout" svg:width="4.5cm" svg:height="1cm" svg:x="3.5cm" svg:y="12cm">
          <text:p text:style-name="P1"><text:span text:style-name="T5">Reader: /foo/bar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finito">
        <draw:line draw:style-name="gr1" draw:text-style-name="P1" draw:layer="layout" svg:x1="3.001cm" svg:y1="3.001cm" svg:x2="3.001cm" svg:y2="8.001cm">
          <text:p/>
        </draw:line>
        <draw:line draw:style-name="gr2" draw:text-style-name="P1" draw:layer="layout" svg:x1="3.001cm" svg:y1="8.001cm" svg:x2="14cm" svg:y2="8cm">
          <text:p/>
        </draw:line>
        <draw:custom-shape draw:style-name="gr3" draw:text-style-name="P2" draw:layer="layout" svg:width="4.999cm" svg:height="1cm" svg:x="3.001cm" svg:y="6.001cm">
          <text:p text:style-name="P1"><text:span text:style-name="T1">Reader: /foo/ba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cm" svg:x="8cm" svg:y="4cm">
          <text:p text:style-name="P1"><text:span text:style-name="T2">W: /foo/bar/fruit/apple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361cm" svg:height="0.759cm" svg:x="12cm" svg:y="8.2cm">
          <draw:text-box>
            <text:p><text:span text:style-name="T3">time</text:span></text:p>
          </draw:text-box>
        </draw:frame>
        <draw:frame draw:style-name="gr5" draw:text-style-name="P4" draw:layer="layout" svg:width="1.823cm" svg:height="0.759cm" draw:transform="rotate (1.5707963267946) translate (1.952cm 6.294cm)">
          <draw:text-box>
            <text:p><text:span text:style-name="T3">scripts</text:span></text:p>
          </draw:text-box>
        </draw:frame>
        <draw:frame draw:style-name="gr5" draw:text-style-name="P4" draw:layer="layout" svg:width="0.756cm" svg:height="0.759cm" draw:transform="rotate (1.5707963267946) translate (2.353cm 6.895cm)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4cm 4.895cm)">
          <draw:text-box>
            <text:p><text:span text:style-name="T3">2</text:span></text:p>
          </draw:text-box>
        </draw:frame>
        <draw:frame draw:style-name="gr5" draw:layer="layout" svg:width="4.342cm" svg:height="0.963cm" svg:x="3.001cm" svg:y="1.301cm">
          <draw:text-box>
            <text:p>Use case 15c</text:p>
          </draw:text-box>
        </draw:frame>
        <draw:custom-shape draw:style-name="gr6" draw:text-style-name="P5" draw:layer="layout" svg:width="4.5cm" svg:height="1cm" svg:x="3.5cm" svg:y="4.001cm">
          <text:p text:style-name="P1"><text:span text:style-name="T4">W: /foo/bar/fruit/apple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678cm" svg:height="0.759cm" svg:x="4.5cm" svg:y="3.4cm">
          <draw:text-box>
            <text:p><text:span text:style-name="T3">wait time...</text:span></text:p>
          </draw:text-box>
        </draw:frame>
        <draw:line draw:style-name="gr1" draw:text-style-name="P1" draw:layer="layout" svg:x1="3.001cm" svg:y1="9.002cm" svg:x2="3.001cm" svg:y2="14.002cm">
          <text:p/>
        </draw:line>
        <draw:line draw:style-name="gr2" draw:text-style-name="P1" draw:layer="layout" svg:x1="3.001cm" svg:y1="14.002cm" svg:x2="14cm" svg:y2="14cm">
          <text:p/>
        </draw:line>
        <draw:custom-shape draw:style-name="gr3" draw:text-style-name="P2" draw:layer="layout" svg:width="5cm" svg:height="1cm" svg:x="8cm" svg:y="12cm">
          <text:p text:style-name="P1"><text:span text:style-name="T1">Reader: /foo/ba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cm" svg:x="3cm" svg:y="10cm">
          <text:p text:style-name="P1"><text:span text:style-name="T2">W: /foo/bar/fruit/apple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361cm" svg:height="0.759cm" svg:x="12cm" svg:y="14.2cm">
          <draw:text-box>
            <text:p><text:span text:style-name="T3">time</text:span></text:p>
          </draw:text-box>
        </draw:frame>
        <draw:frame draw:style-name="gr5" draw:text-style-name="P4" draw:layer="layout" svg:width="1.823cm" svg:height="0.759cm" draw:transform="rotate (1.5707963267946) translate (1.952cm 12.295cm)">
          <draw:text-box>
            <text:p><text:span text:style-name="T3">scripts</text:span></text:p>
          </draw:text-box>
        </draw:frame>
        <draw:frame draw:style-name="gr5" draw:text-style-name="P4" draw:layer="layout" svg:width="0.756cm" svg:height="0.759cm" draw:transform="rotate (1.5707963267946) translate (2.353cm 12.896cm)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4cm 10.896cm)">
          <draw:text-box>
            <text:p><text:span text:style-name="T3">2</text:span></text:p>
          </draw:text-box>
        </draw:frame>
        <draw:frame draw:style-name="gr5" draw:text-style-name="P4" draw:layer="layout" svg:width="2.678cm" svg:height="0.759cm" svg:x="4.5cm" svg:y="11.4cm">
          <draw:text-box>
            <text:p><text:span text:style-name="T3">wait time...</text:span></text:p>
          </draw:text-box>
        </draw:frame>
        <draw:custom-shape draw:style-name="gr7" draw:text-style-name="P6" draw:layer="layout" svg:width="4.5cm" svg:height="1cm" svg:x="3.5cm" svg:y="12cm">
          <text:p text:style-name="P1"><text:span text:style-name="T5">Reader: /foo/bar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finito">
        <draw:line draw:style-name="gr1" draw:text-style-name="P1" draw:layer="layout" svg:x1="3cm" svg:y1="3cm" svg:x2="2.999cm" svg:y2="10cm">
          <text:p/>
        </draw:line>
        <draw:line draw:style-name="gr2" draw:text-style-name="P1" draw:layer="layout" svg:x1="2.999cm" svg:y1="10cm" svg:x2="10cm" svg:y2="10cm">
          <text:p/>
        </draw:line>
        <draw:custom-shape draw:style-name="gr3" draw:text-style-name="P2" draw:layer="layout" svg:width="4.999cm" svg:height="1cm" svg:x="2.999cm" svg:y="8cm">
          <text:p text:style-name="P1"><text:span text:style-name="T1">Reader: /foo/bar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361cm" svg:height="0.759cm" svg:x="8cm" svg:y="10.2cm">
          <draw:text-box>
            <text:p><text:span text:style-name="T3">time</text:span></text:p>
          </draw:text-box>
        </draw:frame>
        <draw:frame draw:style-name="gr5" draw:text-style-name="P4" draw:layer="layout" svg:width="1.823cm" svg:height="0.759cm" draw:transform="rotate (1.5707963267946) translate (1.85cm 7.393cm)">
          <draw:text-box>
            <text:p><text:span text:style-name="T3">scripts</text:span></text:p>
          </draw:text-box>
        </draw:frame>
        <draw:frame draw:style-name="gr5" draw:text-style-name="P4" draw:layer="layout" svg:width="0.756cm" svg:height="0.759cm" draw:transform="rotate (1.5707963267946) translate (2.351cm 8.894cm)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2cm 6.894cm)">
          <draw:text-box>
            <text:p><text:span text:style-name="T3">2</text:span></text:p>
          </draw:text-box>
        </draw:frame>
        <draw:frame draw:style-name="gr5" draw:layer="layout" svg:width="4.376cm" svg:height="0.963cm" svg:x="3.001cm" svg:y="1.301cm">
          <draw:text-box>
            <text:p>Use case 15d</text:p>
          </draw:text-box>
        </draw:frame>
        <draw:custom-shape draw:style-name="gr3" draw:text-style-name="P2" draw:layer="layout" svg:width="4.999cm" svg:height="1cm" svg:x="3.5cm" svg:y="6cm">
          <text:p text:style-name="P1"><text:span text:style-name="T1">Reader: /foo/frui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99cm" svg:height="1cm" svg:x="4.001cm" svg:y="4cm">
          <text:p text:style-name="P1"><text:span text:style-name="T1">Backup: /foo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756cm" svg:height="0.759cm" draw:transform="rotate (1.5707963267946) translate (2.353cm 4.894cm)">
          <draw:text-box>
            <text:p><text:span text:style-name="T3">3</text:span></text:p>
          </draw:text-box>
        </draw:frame>
      </draw:page>
      <draw:page draw:name="page5" draw:style-name="dp1" draw:master-page-name="Predefinito">
        <draw:line draw:style-name="gr1" draw:text-style-name="P1" draw:layer="layout" svg:x1="3cm" svg:y1="3cm" svg:x2="2.999cm" svg:y2="10cm">
          <text:p/>
        </draw:line>
        <draw:line draw:style-name="gr2" draw:text-style-name="P1" draw:layer="layout" svg:x1="2.999cm" svg:y1="10cm" svg:x2="16.499cm" svg:y2="10cm">
          <text:p/>
        </draw:line>
        <draw:custom-shape draw:style-name="gr3" draw:text-style-name="P2" draw:layer="layout" svg:width="4.999cm" svg:height="1cm" svg:x="2.999cm" svg:y="8cm">
          <text:p text:style-name="P1"><text:span text:style-name="T1">Reader: /foo/bar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361cm" svg:height="0.759cm" svg:x="14.5cm" svg:y="10.2cm">
          <draw:text-box>
            <text:p><text:span text:style-name="T3">time</text:span></text:p>
          </draw:text-box>
        </draw:frame>
        <draw:frame draw:style-name="gr5" draw:text-style-name="P4" draw:layer="layout" svg:width="1.823cm" svg:height="0.759cm" draw:transform="rotate (1.5707963267946) translate (1.85cm 7.393cm)">
          <draw:text-box>
            <text:p><text:span text:style-name="T3">scripts</text:span></text:p>
          </draw:text-box>
        </draw:frame>
        <draw:frame draw:style-name="gr5" draw:text-style-name="P4" draw:layer="layout" svg:width="0.756cm" svg:height="0.759cm" draw:transform="rotate (1.5707963267946) translate (2.351cm 8.894cm)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2cm 6.894cm)">
          <draw:text-box>
            <text:p><text:span text:style-name="T3">2</text:span></text:p>
          </draw:text-box>
        </draw:frame>
        <draw:frame draw:style-name="gr5" draw:layer="layout" svg:width="4.376cm" svg:height="0.963cm" svg:x="3.001cm" svg:y="1.301cm">
          <draw:text-box>
            <text:p>Use case 15e</text:p>
          </draw:text-box>
        </draw:frame>
        <draw:custom-shape draw:style-name="gr4" draw:text-style-name="P3" draw:layer="layout" svg:width="7cm" svg:height="1cm" svg:x="3.5cm" svg:y="6cm">
          <text:p text:style-name="P1"><text:span text:style-name="T2">Writer: /foo/blue/appl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99cm" svg:height="1cm" svg:x="10.5cm" svg:y="4cm">
          <text:p text:style-name="P1"><text:span text:style-name="T1">Backup: /foo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756cm" svg:height="0.759cm" draw:transform="rotate (1.5707963267946) translate (2.353cm 4.894cm)">
          <draw:text-box>
            <text:p><text:span text:style-name="T3">3</text:span></text:p>
          </draw:text-box>
        </draw:frame>
        <draw:custom-shape draw:style-name="gr9" draw:text-style-name="P6" draw:layer="layout" svg:width="6.5cm" svg:height="1cm" svg:x="4cm" svg:y="4cm">
          <text:p text:style-name="P1"><text:span text:style-name="T5">Backup: /foo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678cm" svg:height="0.759cm" svg:x="6cm" svg:y="3.401cm">
          <draw:text-box>
            <text:p><text:span text:style-name="T3">wait time...</text:span></text:p>
          </draw:text-box>
        </draw:frame>
      </draw:page>
      <draw:page draw:name="page6" draw:style-name="dp1" draw:master-page-name="Predefinito">
        <draw:line draw:style-name="gr1" draw:text-style-name="P1" draw:layer="layout" svg:x1="3.001cm" svg:y1="3cm" svg:x2="3cm" svg:y2="10cm">
          <text:p/>
        </draw:line>
        <draw:line draw:style-name="gr2" draw:text-style-name="P1" draw:layer="layout" svg:x1="3cm" svg:y1="10cm" svg:x2="16.5cm" svg:y2="10cm">
          <text:p/>
        </draw:line>
        <draw:custom-shape draw:style-name="gr3" draw:text-style-name="P2" draw:layer="layout" svg:width="4.999cm" svg:height="1cm" svg:x="3cm" svg:y="8cm">
          <text:p text:style-name="P1"><text:span text:style-name="T1">Reader: /foo/bar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361cm" svg:height="0.759cm" svg:x="14.501cm" svg:y="10.2cm">
          <draw:text-box>
            <text:p><text:span text:style-name="T3">time</text:span></text:p>
          </draw:text-box>
        </draw:frame>
        <draw:frame draw:style-name="gr5" draw:text-style-name="P4" draw:layer="layout" svg:width="1.823cm" svg:height="0.759cm" draw:transform="rotate (1.5707963267946) translate (1.851cm 7.393cm)">
          <draw:text-box>
            <text:p><text:span text:style-name="T3">scripts</text:span></text:p>
          </draw:text-box>
        </draw:frame>
        <draw:frame draw:style-name="gr5" draw:text-style-name="P4" draw:layer="layout" svg:width="0.756cm" svg:height="0.759cm" draw:transform="rotate (1.5707963267946) translate (2.352cm 8.894cm)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3cm 6.894cm)">
          <draw:text-box>
            <text:p><text:span text:style-name="T3">2</text:span></text:p>
          </draw:text-box>
        </draw:frame>
        <draw:frame draw:style-name="gr5" draw:layer="layout" svg:width="4.202cm" svg:height="0.963cm" svg:x="3.002cm" svg:y="1.301cm">
          <draw:text-box>
            <text:p>Use case 15f</text:p>
          </draw:text-box>
        </draw:frame>
        <draw:custom-shape draw:style-name="gr4" draw:text-style-name="P3" draw:layer="layout" svg:width="5cm" svg:height="1cm" svg:x="10.5cm" svg:y="4cm">
          <text:p text:style-name="P1"><text:span text:style-name="T2">Writer: /foo/blue/appl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cm" svg:height="1cm" svg:x="3.5cm" svg:y="6cm">
          <text:p text:style-name="P1"><text:span text:style-name="T1">Backup: /foo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756cm" svg:height="0.759cm" draw:transform="rotate (1.5707963267946) translate (2.354cm 4.894cm)">
          <draw:text-box>
            <text:p><text:span text:style-name="T3">3</text:span></text:p>
          </draw:text-box>
        </draw:frame>
        <draw:frame draw:style-name="gr5" draw:text-style-name="P4" draw:layer="layout" svg:width="2.678cm" svg:height="0.759cm" svg:x="6.001cm" svg:y="3.401cm">
          <draw:text-box>
            <text:p><text:span text:style-name="T3">wait time...</text:span></text:p>
          </draw:text-box>
        </draw:frame>
        <draw:custom-shape draw:style-name="gr6" draw:text-style-name="P5" draw:layer="layout" svg:width="6.5cm" svg:height="1cm" svg:x="4cm" svg:y="4cm">
          <text:p text:style-name="P1"><text:span text:style-name="T4">Writer: /foo/blue/apple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redefinito">
        <draw:line draw:style-name="gr10" draw:text-style-name="P1" draw:layer="layout" svg:x1="4cm" svg:y1="5cm" svg:x2="4cm" svg:y2="8cm">
          <text:p/>
        </draw:line>
        <draw:line draw:style-name="gr1" draw:text-style-name="P1" draw:layer="layout" svg:x1="3cm" svg:y1="3cm" svg:x2="3cm" svg:y2="8cm">
          <text:p/>
        </draw:line>
        <draw:line draw:style-name="gr2" draw:text-style-name="P1" draw:layer="layout" svg:x1="3cm" svg:y1="8cm" svg:x2="12.5cm" svg:y2="8cm">
          <text:p/>
        </draw:line>
        <draw:frame draw:style-name="gr5" draw:text-style-name="P4" draw:layer="layout" svg:width="1.361cm" svg:height="0.759cm" svg:x="11.139cm" svg:y="8.241cm">
          <draw:text-box>
            <text:p text:style-name="P7"><text:span text:style-name="T3">time</text:span></text:p>
          </draw:text-box>
        </draw:frame>
        <draw:frame draw:style-name="gr5" draw:text-style-name="P4" draw:layer="layout" svg:width="2.729cm" svg:height="0.759cm" draw:transform="rotate (1.5707963267946) translate (1.851cm 6.793cm)">
          <draw:text-box>
            <text:p text:style-name="P7"><text:span text:style-name="T3">commands</text:span></text:p>
          </draw:text-box>
        </draw:frame>
        <draw:frame draw:style-name="gr5" draw:text-style-name="P4" draw:layer="layout" svg:width="0.756cm" svg:height="0.759cm" draw:transform="rotate (1.5707963267946) translate (2.352cm 6.894cm)">
          <draw:text-box>
            <text:p text:style-name="P7"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3cm 4.894cm)">
          <draw:text-box>
            <text:p text:style-name="P7"><text:span text:style-name="T3">2</text:span></text:p>
          </draw:text-box>
        </draw:frame>
        <draw:frame draw:style-name="gr5" draw:text-style-name="P8" draw:layer="layout" svg:width="4.376cm" svg:height="0.963cm" svg:x="3.002cm" svg:y="1.301cm">
          <draw:text-box>
            <text:p text:style-name="P8">Use case 16a</text:p>
          </draw:text-box>
        </draw:frame>
        <draw:custom-shape draw:style-name="gr4" draw:text-style-name="P3" draw:layer="layout" svg:width="3cm" svg:height="1cm" svg:x="9cm" svg:y="6cm">
          <text:p text:style-name="P9"><text:span text:style-name="T2">ping -c 3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678cm" svg:height="0.759cm" svg:x="4.801cm" svg:y="5.301cm">
          <draw:text-box>
            <text:p text:style-name="P7"><text:span text:style-name="T3">wait time...</text:span></text:p>
          </draw:text-box>
        </draw:frame>
        <draw:custom-shape draw:style-name="gr4" draw:text-style-name="P3" draw:layer="layout" svg:width="5cm" svg:height="1cm" svg:x="4cm" svg:y="4cm">
          <text:p text:style-name="P9"><text:span text:style-name="T2">ping -c 5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6cm" svg:height="0.6cm" svg:x="3.7cm" svg:y="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6cm" svg:height="1cm" svg:x="3cm" svg:y="6cm">
          <text:p text:style-name="P9"><text:span text:style-name="T4">ping -c 3</text:span>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2.691cm" svg:height="1.058cm" svg:x="3.04cm" svg:y="8.442cm">
          <draw:text-box>
            <text:p text:style-name="P10"><text:span text:style-name="T6">resource creation</text:span></text:p>
            <text:p text:style-name="P10"><text:span text:style-name="T6">point in time</text:span></text:p>
          </draw:text-box>
        </draw:frame>
        <draw:line draw:style-name="gr1" draw:text-style-name="P1" draw:layer="layout" svg:x1="3.001cm" svg:y1="12.001cm" svg:x2="3.001cm" svg:y2="17.001cm">
          <text:p/>
        </draw:line>
        <draw:line draw:style-name="gr2" draw:text-style-name="P1" draw:layer="layout" svg:x1="3.001cm" svg:y1="17.001cm" svg:x2="12.501cm" svg:y2="17.001cm">
          <text:p/>
        </draw:line>
        <draw:frame draw:style-name="gr5" draw:text-style-name="P4" draw:layer="layout" svg:width="1.361cm" svg:height="0.759cm" svg:x="11.14cm" svg:y="17.242cm">
          <draw:text-box>
            <text:p text:style-name="P7"><text:span text:style-name="T3">time</text:span></text:p>
          </draw:text-box>
        </draw:frame>
        <draw:frame draw:style-name="gr5" draw:text-style-name="P4" draw:layer="layout" svg:width="2.729cm" svg:height="0.759cm" draw:transform="rotate (1.5707963267946) translate (1.852cm 15.794cm)">
          <draw:text-box>
            <text:p text:style-name="P7"><text:span text:style-name="T3">commands</text:span></text:p>
          </draw:text-box>
        </draw:frame>
        <draw:frame draw:style-name="gr5" draw:text-style-name="P4" draw:layer="layout" svg:width="0.756cm" svg:height="0.759cm" draw:transform="rotate (1.5707963267946) translate (2.353cm 15.895cm)">
          <draw:text-box>
            <text:p text:style-name="P7"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4cm 13.895cm)">
          <draw:text-box>
            <text:p text:style-name="P7"><text:span text:style-name="T3">2</text:span></text:p>
          </draw:text-box>
        </draw:frame>
        <draw:frame draw:style-name="gr5" draw:text-style-name="P8" draw:layer="layout" svg:width="4.376cm" svg:height="0.963cm" svg:x="3.003cm" svg:y="10.302cm">
          <draw:text-box>
            <text:p text:style-name="P8">Use case 16b</text:p>
          </draw:text-box>
        </draw:frame>
        <draw:custom-shape draw:style-name="gr4" draw:text-style-name="P3" draw:layer="layout" svg:width="3cm" svg:height="1cm" svg:x="8cm" svg:y="13cm">
          <text:p text:style-name="P9"><text:span text:style-name="T2">ping -c 3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678cm" svg:height="0.759cm" svg:x="5cm" svg:y="12.241cm">
          <draw:text-box>
            <text:p text:style-name="P7"><text:span text:style-name="T3">wait time...</text:span></text:p>
          </draw:text-box>
        </draw:frame>
        <draw:custom-shape draw:style-name="gr4" draw:text-style-name="P3" draw:layer="layout" svg:width="5cm" svg:height="1cm" svg:x="3cm" svg:y="15cm">
          <text:p text:style-name="P9"><text:span text:style-name="T2">ping -c 5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6cm" svg:height="0.6cm" svg:x="2.701cm" svg:y="17.00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3cm" svg:height="1cm" svg:x="5cm" svg:y="13cm">
          <text:p text:style-name="P9"><text:span text:style-name="T4">ping -c 3</text:span>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2.691cm" svg:height="1.058cm" svg:x="2.041cm" svg:y="17.443cm">
          <draw:text-box>
            <text:p text:style-name="P10"><text:span text:style-name="T6">resource creation</text:span></text:p>
            <text:p text:style-name="P10"><text:span text:style-name="T6">point in time</text:span></text:p>
          </draw:text-box>
        </draw:frame>
        <draw:line draw:style-name="gr1" draw:text-style-name="P1" draw:layer="layout" svg:x1="3.002cm" svg:y1="21.002cm" svg:x2="3.002cm" svg:y2="26.002cm">
          <text:p/>
        </draw:line>
        <draw:line draw:style-name="gr2" draw:text-style-name="P1" draw:layer="layout" svg:x1="3.002cm" svg:y1="26.002cm" svg:x2="12.502cm" svg:y2="26.002cm">
          <text:p/>
        </draw:line>
        <draw:frame draw:style-name="gr5" draw:text-style-name="P4" draw:layer="layout" svg:width="1.361cm" svg:height="0.759cm" svg:x="11.141cm" svg:y="26.243cm">
          <draw:text-box>
            <text:p text:style-name="P7"><text:span text:style-name="T3">time</text:span></text:p>
          </draw:text-box>
        </draw:frame>
        <draw:frame draw:style-name="gr5" draw:text-style-name="P4" draw:layer="layout" svg:width="2.729cm" svg:height="0.759cm" draw:transform="rotate (1.5707963267946) translate (1.853cm 24.795cm)">
          <draw:text-box>
            <text:p text:style-name="P7"><text:span text:style-name="T3">commands</text:span></text:p>
          </draw:text-box>
        </draw:frame>
        <draw:frame draw:style-name="gr5" draw:text-style-name="P4" draw:layer="layout" svg:width="0.756cm" svg:height="0.759cm" draw:transform="rotate (1.5707963267946) translate (2.354cm 24.896cm)">
          <draw:text-box>
            <text:p text:style-name="P7"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5cm 22.896cm)">
          <draw:text-box>
            <text:p text:style-name="P7"><text:span text:style-name="T3">2</text:span></text:p>
          </draw:text-box>
        </draw:frame>
        <draw:frame draw:style-name="gr5" draw:text-style-name="P8" draw:layer="layout" svg:width="4.342cm" svg:height="0.963cm" svg:x="3.004cm" svg:y="19.303cm">
          <draw:text-box>
            <text:p text:style-name="P8">Use case 16c</text:p>
          </draw:text-box>
        </draw:frame>
        <draw:custom-shape draw:style-name="gr4" draw:text-style-name="P3" draw:layer="layout" svg:width="3cm" svg:height="1cm" svg:x="8.501cm" svg:y="22.001cm">
          <text:p text:style-name="P9"><text:span text:style-name="T2">ping -c 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cm" svg:x="3.001cm" svg:y="24.001cm">
          <text:p text:style-name="P9"><text:span text:style-name="T2">ping -c 5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6cm" svg:height="0.6cm" svg:x="2.702cm" svg:y="26.00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11" draw:layer="layout" svg:width="2.691cm" svg:height="1.058cm" svg:x="2.042cm" svg:y="26.443cm">
          <draw:text-box>
            <text:p text:style-name="P10"><text:span text:style-name="T6">resource creation</text:span></text:p>
            <text:p text:style-name="P10"><text:span text:style-name="T6">point in time</text:span></text:p>
          </draw:text-box>
        </draw:frame>
      </draw:page>
      <draw:page draw:name="page8" draw:style-name="dp1" draw:master-page-name="Predefinito">
        <draw:line draw:style-name="gr1" draw:text-style-name="P1" draw:layer="layout" svg:x1="3.001cm" svg:y1="4.001cm" svg:x2="3.001cm" svg:y2="9.001cm">
          <text:p/>
        </draw:line>
        <draw:line draw:style-name="gr2" draw:text-style-name="P1" draw:layer="layout" svg:x1="3.001cm" svg:y1="9.001cm" svg:x2="13cm" svg:y2="9cm">
          <text:p/>
        </draw:line>
        <draw:frame draw:style-name="gr5" draw:text-style-name="P4" draw:layer="layout" svg:width="1.361cm" svg:height="0.759cm" svg:x="11.54cm" svg:y="9.242cm">
          <draw:text-box>
            <text:p text:style-name="P7"><text:span text:style-name="T3">time</text:span></text:p>
          </draw:text-box>
        </draw:frame>
        <draw:frame draw:style-name="gr5" draw:text-style-name="P4" draw:layer="layout" svg:width="2.729cm" svg:height="0.759cm" draw:transform="rotate (1.5707963267946) translate (1.852cm 7.794cm)">
          <draw:text-box>
            <text:p text:style-name="P7"><text:span text:style-name="T3">commands</text:span></text:p>
          </draw:text-box>
        </draw:frame>
        <draw:frame draw:style-name="gr5" draw:text-style-name="P4" draw:layer="layout" svg:width="0.756cm" svg:height="0.759cm" draw:transform="rotate (1.5707963267946) translate (2.353cm 7.895cm)">
          <draw:text-box>
            <text:p text:style-name="P7"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4cm 5.895cm)">
          <draw:text-box>
            <text:p text:style-name="P7"><text:span text:style-name="T3">2</text:span></text:p>
          </draw:text-box>
        </draw:frame>
        <draw:frame draw:style-name="gr5" draw:text-style-name="P8" draw:layer="layout" svg:width="4.376cm" svg:height="0.963cm" svg:x="3.003cm" svg:y="2.302cm">
          <draw:text-box>
            <text:p text:style-name="P8">Use case 16d</text:p>
          </draw:text-box>
        </draw:frame>
        <draw:frame draw:style-name="gr5" draw:text-style-name="P4" draw:layer="layout" svg:width="2.678cm" svg:height="1.267cm" svg:x="9.5cm" svg:y="3.741cm">
          <draw:text-box>
            <text:p text:style-name="P7"><text:span text:style-name="T3">Undefined</text:span></text:p>
            <text:p text:style-name="P7"><text:span text:style-name="T3">wait time...</text:span></text:p>
          </draw:text-box>
        </draw:frame>
        <draw:custom-shape draw:style-name="gr4" draw:text-style-name="P3" draw:layer="layout" svg:width="5cm" svg:height="1cm" svg:x="3cm" svg:y="7cm">
          <text:p text:style-name="P9"><text:span text:style-name="T2">ping -c 5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6cm" svg:height="0.6cm" svg:x="8.701cm" svg:y="9.00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3.5cm" svg:height="1cm" svg:x="9.5cm" svg:y="5cm">
          <text:p text:style-name="P9"><text:span text:style-name="T4">ping -c 3</text:span>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2.767cm" svg:height="1.058cm" svg:x="8.041cm" svg:y="9.443cm">
          <draw:text-box>
            <text:p text:style-name="P10"><text:span text:style-name="T6">resource clean-up</text:span></text:p>
            <text:p text:style-name="P10"><text:span text:style-name="T6">point in 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ristian Ferrari</meta:initial-creator>
    <meta:creation-date>2014-05-24T11:32:35</meta:creation-date>
    <dc:date>2014-07-05T12:35:53.09</dc:date>
    <dc:creator>Christian Ferrari</dc:creator>
    <meta:editing-duration>PT01H36M24S</meta:editing-duration>
    <meta:editing-cycles>21</meta:editing-cycles>
    <meta:generator>OpenOffice.org/3.2$Win32 OpenOffice.org_project/320m12$Build-9483</meta:generator>
    <meta:document-statistic meta:object-count="138"/>
  </office:meta>
</office:document-meta>
</file>